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f853" officeooo:paragraph-rsid="0014f853"/>
    </style:style>
    <style:style style:name="P2" style:family="paragraph" style:parent-style-name="Standard">
      <style:text-properties officeooo:paragraph-rsid="0014f853"/>
    </style:style>
    <style:style style:name="P3" style:family="paragraph" style:parent-style-name="Standard">
      <style:text-properties officeooo:rsid="001673e1" officeooo:paragraph-rsid="001673e1"/>
    </style:style>
    <style:style style:name="T1" style:family="text">
      <style:text-properties officeooo:rsid="0014f853"/>
    </style:style>
    <style:style style:name="T2" style:family="text">
      <style:text-properties fo:font-size="10pt" fo:letter-spacing="normal" loext:padding="0in" loext:border="none"/>
    </style:style>
    <style:style style:name="T3" style:family="text">
      <style:text-properties fo:font-size="12pt" fo:letter-spacing="normal" officeooo:rsid="0014f853" style:font-size-asian="10.5pt" style:font-size-complex="12pt" loext:padding="0in" loext:border="none"/>
    </style:style>
    <style:style style:name="T4" style:family="text">
      <style:text-properties fo:font-size="12pt" fo:letter-spacing="normal" style:font-size-asian="10.5pt" style:font-size-complex="12pt" loext:padding="0in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E 21 Lab 3 Questions </text:p>
      <text:p text:style-name="P1"/>
      <text:p text:style-name="P2"><text:span text:style-name="T1">Q1: If you input another line saying, </text:span><text:span text:style-name="T2">MAXCHEESE = 20; </text:span><text:span text:style-name="T3">it will still remain 10 because MAXCHEESE is declared as a final int. </text:span></text:p>
      <text:p text:style-name="P2"><text:span text:style-name="T3"/></text:p>
      <text:p text:style-name="P1"><text:span text:style-name="T4">Q2: String, Double, and Int.</text:span></text:p>
      <text:p text:style-name="P1"><text:span text:style-name="T4"/></text:p>
      <text:p text:style-name="P1"><text:span text:style-name="T4">Q3: There are ten entries created for each array.</text:span></text:p>
      <text:p text:style-name="P1"><text:span text:style-name="T4"/></text:p>
      <text:p text:style-name="P2"><text:span text:style-name="T3">Q4: The invalid declarations are “names[0] =1;” and “</text:span><text:span text:style-name="T4">prices[3] = 1;</text:span><text:span text:style-name="T3">” because it is already defined as a string and double. </text:span></text:p>
      <text:p text:style-name="P2"><text:span text:style-name="T3"/></text:p>
      <text:p text:style-name="P1"><text:span text:style-name="T4">Q5: </text:span></text:p>
      <text:p text:style-name="P1"><text:span text:style-name="T4">Cheese A10</text:span></text:p>
      <text:p text:style-name="P1"><text:span text:style-name="T4">Cheese A10</text:span></text:p>
      <text:p text:style-name="P1"><text:span text:style-name="T4">Cheese 6510</text:span></text:p>
      <text:p text:style-name="P1"><text:span text:style-name="T4">Cheese K</text:span></text:p>
      <text:p text:style-name="P1"><text:span text:style-name="T4">Cheese 75</text:span></text:p>
      <text:p text:style-name="P1"><text:span text:style-name="T4"/></text:p>
      <text:p text:style-name="P1"><text:span text:style-name="T4">Q6: The initial value is 3 because we have already declared the names in the first 3 variables of the array. </text:span></text:p>
      <text:p text:style-name="P1"><text:span text:style-name="T4"/></text:p>
      <text:p text:style-name="P1"><text:span text:style-name="T4"/></text:p>
      <text:p text:style-name="P1"><text:span text:style-name="T4">Assessment Questions: </text:span></text:p>
      <text:p text:style-name="P1"><text:span text:style-name="T4"/></text:p>
      <text:p text:style-name="P3"><text:span text:style-name="T4">1.) I copied some of the discount and total functions from my previous lab.</text:span></text:p>
      <text:p text:style-name="P3"><text:span text:style-name="T4"/></text:p>
      <text:p text:style-name="P3"><text:span text:style-name="T4">2.) I copied everything from Lab21_3_Error before it was adjusted.</text:span></text:p>
      <text:p text:style-name="P3"><text:span text:style-name="T4"/></text:p>
      <text:p text:style-name="P3"><text:span text:style-name="T4">3.) I used about 4 loops for my code</text:span></text:p>
      <text:p text:style-name="P3"><text:span text:style-name="T4"/></text:p>
      <text:p text:style-name="P3"><text:span text:style-name="T4">4.) the only types of loops I used was for loops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9T17:02:15.981111378</meta:creation-date>
    <dc:date>2017-02-09T18:58:08.115661736</dc:date>
    <meta:editing-duration>PT1H55M53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17" meta:word-count="141" meta:character-count="757" meta:non-whitespace-character-count="626"/>
  </office:meta>
</office:document-meta>
</file>